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style:text-underline-style="none" fo:font-weight="normal" officeooo:paragraph-rsid="00199e2f" style:font-weight-asian="normal" style:font-weight-complex="normal"/>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99e2f" officeooo:paragraph-rsid="00199e2f" style:font-weight-asian="bold" style:font-weight-complex="bold"/>
    </style:style>
    <style:style style:name="P3"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99e2f" officeooo:paragraph-rsid="001ac0be" style:font-weight-asian="bold" style:font-weight-complex="bold"/>
    </style:style>
    <style:style style:name="P4" style:family="paragraph" style:parent-style-name="Standard">
      <style:paragraph-properties fo:line-height="200%" fo:text-align="start" style:justify-single-word="false"/>
      <style:text-properties style:text-underline-style="none" fo:font-weight="normal" officeooo:rsid="00199e2f" officeooo:paragraph-rsid="00199e2f" style:font-weight-asian="normal" style:font-weight-complex="normal"/>
    </style:style>
    <style:style style:name="P5" style:family="paragraph" style:parent-style-name="Standard">
      <style:paragraph-properties fo:line-height="200%" fo:text-align="start" style:justify-single-word="false"/>
      <style:text-properties style:text-underline-style="none" fo:font-weight="normal" officeooo:rsid="001a644e" officeooo:paragraph-rsid="001a644e" style:font-weight-asian="normal" style:font-weight-complex="normal"/>
    </style:style>
    <style:style style:name="T1" style:family="text">
      <style:text-properties officeooo:rsid="00199e2f"/>
    </style:style>
    <style:style style:name="T2" style:family="text">
      <style:text-properties officeooo:rsid="001a4b80"/>
    </style:style>
    <style:style style:name="T3" style:family="text">
      <style:text-properties officeooo:rsid="001a644e"/>
    </style:style>
    <style:style style:name="T4" style:family="text">
      <style:text-properties officeooo:rsid="001ac0be"/>
    </style:style>
    <style:style style:name="T5" style:family="text">
      <style:text-properties officeooo:rsid="001b3d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eautiful Imperfection</text:span></text:p>
      <text:p text:style-name="P2"/>
      <text:p text:style-name="P4"><text:tab/>It is such I must confess that I do not fully grasp the validity of impractical beings. Be that as it may, <text:span text:style-name="T4">t</text:span>his <text:span text:style-name="T5">neither</text:span> negate nor contradict their existence or the truth of the matter, that without these <text:span text:style-name="T5">mis</text:span><text:span text:style-name="T4">fortunate</text:span> beings, we would not be able to exist in the first place.</text:p>
      <text:p text:style-name="P4"><text:tab/>And yet they continue to flourish in our ranks despite a mere pretense of about <text:span text:style-name="T4">ten percent</text:span> of their kind that the <text:span text:style-name="T4">things</text:span> we care about is truly meaningful. <text:span text:style-name="T4">While following</text:span> their basest desires, there is an internal struggle of whose outer shell is more decorated and ornamented for their hunts. The mind of the prey is too simplistic to cope with their predators'. In their quest <text:span text:style-name="T4">to transcend</text:span> their physical form, much will be sacrificed. Even practicality will be put aside in favour of the spring.</text:p>
      <text:p text:style-name="P1"><text:span text:style-name="T1"><text:tab/>They trade more for less, </text:span><text:span text:style-name="T2">and the more they trade the less they'll get. They expose a </text:span><text:span text:style-name="T4">vale</text:span><text:span text:style-name="T2"> to lure us into the slaughter house of body and soul. At first your body is consumed and then your soul is devoured slowly but surely. Then the flesh becomes corrupted and mutilated until you succumb to the other side. On the way to purgatory </text:span><text:span text:style-name="T3">you will be asked if it was all worth it and you will, most likely, answer positively; in spite of all the suffering and injustice that has befallen you. You'll say this is how the world revolves around its axis, and to deem it otherwise would flatten the earth.</text:span></text:p>
      <text:p text:style-name="P5"><text:tab/>And in conclusion <text:span text:style-name="T4">(</text:span>if one but would be willing to have one<text:span text:style-name="T4">)</text:span> <text:span text:style-name="T4">i</text:span>t would appear that the practicality</text:p>
      <text:p text:style-name="P5">of these impractical beings is impracticality itself.</text:p>
      <text:p text:style-name="P4"><text:tab/></text:p>
      <text:p text:style-name="P4"><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5:02:01.89</meta:creation-date>
    <dc:date>2013-05-08T14:59:16.15</dc:date>
    <meta:editing-duration>PT12M22S</meta:editing-duration>
    <meta:editing-cycles>3</meta:editing-cycles>
    <meta:generator>LibreOffice/3.6$Windows_x86 LibreOffice_project/f969faf-c24b504-8c77064-174276e-40b382</meta:generator>
    <meta:document-statistic meta:table-count="0" meta:image-count="0" meta:object-count="0" meta:page-count="1" meta:paragraph-count="8" meta:word-count="277" meta:character-count="1550" meta:non-whitespace-character-count="1272"/>
  </office:meta>
</office:document-meta>
</file>